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89cm" style:rel-column-width="5040*"/>
    </style:style>
    <style:style style:name="Table1.B" style:family="table-column">
      <style:table-column-properties style:column-width="2.702cm" style:rel-column-width="1532*"/>
    </style:style>
    <style:style style:name="Table1.C" style:family="table-column">
      <style:table-column-properties style:column-width="2.609cm" style:rel-column-width="1479*"/>
    </style:style>
    <style:style style:name="Table1.D" style:family="table-column">
      <style:table-column-properties style:column-width="2.799cm" style:rel-column-width="15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T Sans" fo:font-size="10pt" style:font-size-asian="10pt" style:font-size-complex="10pt"/>
    </style:style>
    <style:style style:name="P2" style:family="paragraph" style:parent-style-name="Table_20_Contents">
      <style:text-properties style:font-name="PT Sans" fo:font-size="10pt" style:font-size-asian="10pt" style:font-size-complex="10pt"/>
    </style:style>
    <style:style style:name="P3" style:family="paragraph" style:parent-style-name="Table_20_Contents">
      <style:text-properties style:font-name="PT Sans" fo:font-size="10pt" officeooo:rsid="0000f5ed" officeooo:paragraph-rsid="0000f5ed" style:font-size-asian="10pt" style:font-size-complex="10pt"/>
    </style:style>
    <style:style style:name="P4" style:family="paragraph" style:parent-style-name="Table_20_Contents">
      <style:text-properties style:font-name="PT Sans" fo:font-size="10pt" officeooo:rsid="0016f717" officeooo:paragraph-rsid="0016f717" style:font-size-asian="10pt" style:font-size-complex="10pt"/>
    </style:style>
    <style:style style:name="P5" style:family="paragraph" style:parent-style-name="Table_20_Contents">
      <style:text-properties style:font-name="PT Sans" fo:font-size="10pt" officeooo:rsid="00029708" officeooo:paragraph-rsid="00029708" style:font-size-asian="10pt" style:font-size-complex="10pt"/>
    </style:style>
    <style:style style:name="P6" style:family="paragraph" style:parent-style-name="Table_20_Contents">
      <style:text-properties style:font-name="PT Sans" fo:font-size="10pt" officeooo:rsid="0002a848" officeooo:paragraph-rsid="0002a848" style:font-size-asian="10pt" style:font-size-complex="10pt"/>
    </style:style>
    <style:style style:name="P7" style:family="paragraph" style:parent-style-name="Table_20_Contents">
      <style:text-properties style:font-name="PT Sans" fo:font-size="10pt" officeooo:rsid="00052c54" officeooo:paragraph-rsid="00052c54" style:font-size-asian="10pt" style:font-size-complex="10pt"/>
    </style:style>
    <style:style style:name="P8" style:family="paragraph" style:parent-style-name="Table_20_Contents">
      <style:text-properties style:font-name="PT Sans" fo:font-size="10pt" officeooo:rsid="00063cdc" officeooo:paragraph-rsid="00063cdc" style:font-size-asian="10pt" style:font-size-complex="10pt"/>
    </style:style>
    <style:style style:name="P9" style:family="paragraph" style:parent-style-name="Table_20_Contents">
      <style:text-properties style:font-name="PT Sans" fo:font-size="10pt" officeooo:rsid="00073152" officeooo:paragraph-rsid="00073152" style:font-size-asian="10pt" style:font-size-complex="10pt"/>
    </style:style>
    <style:style style:name="P10" style:family="paragraph" style:parent-style-name="Table_20_Contents">
      <style:text-properties style:font-name="PT Sans" fo:font-size="10pt" officeooo:rsid="00083a0c" officeooo:paragraph-rsid="00083a0c" style:font-size-asian="10pt" style:font-size-complex="10pt"/>
    </style:style>
    <style:style style:name="P11" style:family="paragraph" style:parent-style-name="Table_20_Contents">
      <style:text-properties style:font-name="PT Sans" fo:font-size="10pt" officeooo:rsid="000a10c6" officeooo:paragraph-rsid="000a10c6" style:font-size-asian="10pt" style:font-size-complex="10pt"/>
    </style:style>
    <style:style style:name="P12" style:family="paragraph" style:parent-style-name="Table_20_Contents">
      <style:text-properties style:font-name="PT Sans" fo:font-size="10pt" officeooo:rsid="000babb6" officeooo:paragraph-rsid="000babb6" style:font-size-asian="10pt" style:font-size-complex="10pt"/>
    </style:style>
    <style:style style:name="P13" style:family="paragraph" style:parent-style-name="Table_20_Contents">
      <style:text-properties style:font-name="PT Sans" fo:font-size="10pt" officeooo:rsid="000d671b" officeooo:paragraph-rsid="000d671b" style:font-size-asian="10pt" style:font-size-complex="10pt"/>
    </style:style>
    <style:style style:name="P14" style:family="paragraph" style:parent-style-name="Table_20_Contents">
      <style:text-properties style:font-name="PT Sans" fo:font-size="10pt" officeooo:rsid="000e1ef3" officeooo:paragraph-rsid="000e1ef3" style:font-size-asian="10pt" style:font-size-complex="10pt"/>
    </style:style>
    <style:style style:name="P15" style:family="paragraph" style:parent-style-name="Table_20_Contents">
      <style:text-properties style:font-name="PT Sans" fo:font-size="10pt" officeooo:rsid="000fea8f" officeooo:paragraph-rsid="000fea8f" style:font-size-asian="10pt" style:font-size-complex="10pt"/>
    </style:style>
    <style:style style:name="P16" style:family="paragraph" style:parent-style-name="Table_20_Contents">
      <style:text-properties style:font-name="PT Sans" fo:font-size="10pt" officeooo:rsid="00110e9e" officeooo:paragraph-rsid="00110e9e" style:font-size-asian="10pt" style:font-size-complex="10pt"/>
    </style:style>
    <style:style style:name="P17" style:family="paragraph" style:parent-style-name="Table_20_Contents">
      <style:text-properties style:font-name="PT Sans" fo:font-size="10pt" officeooo:rsid="00135f70" officeooo:paragraph-rsid="00135f70" style:font-size-asian="10pt" style:font-size-complex="10pt"/>
    </style:style>
    <style:style style:name="P18" style:family="paragraph" style:parent-style-name="Table_20_Contents">
      <style:text-properties style:font-name="PT Sans" fo:font-size="10pt" officeooo:rsid="001607f3" officeooo:paragraph-rsid="001607f3" style:font-size-asian="10pt" style:font-size-complex="10pt"/>
    </style:style>
    <style:style style:name="T1" style:family="text">
      <style:text-properties officeooo:rsid="00141c14"/>
    </style:style>
    <style:style style:name="T2" style:family="text">
      <style:text-properties officeooo:rsid="00145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Iteration 1</text:p>
          </table:table-cell>
          <table:table-cell table:style-name="Table1.A1" office:value-type="string">
            <text:p text:style-name="P4">Iteration 2</text:p>
          </table:table-cell>
          <table:table-cell table:style-name="Table1.D1" office:value-type="string">
            <text:p text:style-name="P4">Iteration 3</text:p>
          </table:table-cell>
        </table:table-row>
        <table:table-row>
          <table:table-cell table:style-name="Table1.A2" office:value-type="string">
            <text:p text:style-name="P3">Start → PROGRAM IDENT ; [ VAR varDecList ]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VarDecList → identListType {; identListType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IdentListType → identList : typ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IdentList → IDENT {, IDENT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Type → simpleType |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simpleType → INTEGER</text:p>
            <text:p text:style-name="P7"><text:tab/><text:tab/><text:tab/><text:tab/>| REAL</text:p>
            <text:p text:style-name="P7"><text:tab/><text:tab/><text:tab/><text:tab/>| BOOLEA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CompStmt → BEGIN stmtList END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StmtList → statement {; statement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Statement → assignStmt | compStmt | ifStmt | whileStmt | forStmt | READ <text:span text:style-name="T2">'</text:span>(<text:span text:style-name="T2">'</text:span> exprList <text:span text:style-name="T2">'</text:span>)<text:span text:style-name="T2">'</text:span> |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9">AssignStmt → IDENT [ index ] := exp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IfStmt → IF expr THEN statement [ ELSE statement ]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WhileStmt → WHILE expr DO statemen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ForStmt → FOR IDENT <text:span text:style-name="T1">'</text:span>:=<text:span text:style-name="T1">'</text:span> expr toPart expr DO statemen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ToPart → TO | DOWNT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ExprList → expr {<text:span text:style-name="T1">'</text:span>,<text:span text:style-name="T1">'</text:span> expr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6">Expr → simpleExpr {relOp simpleExpr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6">SimpleExpr → term {addOp term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Term → factor {mulOp factor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Factor → NUM | STRING | FALSE | TRUE | IDENT [ index ] | NOT factor | <text:span text:style-name="T1">'</text:span>–<text:span text:style-name="T1">'</text:span> factor | <text:span text:style-name="T1">'</text:span>(<text:span text:style-name="T1">'</text:span> exp <text:span text:style-name="T1">'</text:span>)<text:span text:style-name="T1">'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RelOp → &lt; | &lt;= | &gt; | &gt;= | = | &lt;&gt;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AddOp → + | – | O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MulOp → * | / | DIV | MOD | AND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3:10.096834000</meta:creation-date>
    <dc:date>2015-04-16T18:26:50.955979000</dc:date>
    <meta:editing-duration>PT20M37S</meta:editing-duration>
    <meta:editing-cycles>22</meta:editing-cycles>
    <meta:generator>LibreOffice/4.3.6.2$MacOSX_X86_64 LibreOffice_project/d50a87b2e514536ed401c18000dad4660b6a169e</meta:generator>
    <meta:document-statistic meta:table-count="1" meta:image-count="0" meta:object-count="0" meta:page-count="1" meta:paragraph-count="28" meta:word-count="201" meta:character-count="987" meta:non-whitespace-character-count="806"/>
  </office:meta>
</office:document-meta>
</file>